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772in"/>
    </style:style>
    <style:style style:name="co2" style:family="table-column">
      <style:table-column-properties fo:break-before="auto" style:column-width="2.1736in"/>
    </style:style>
    <style:style style:name="co3" style:family="table-column">
      <style:table-column-properties fo:break-before="auto" style:column-width="1.802in"/>
    </style:style>
    <style:style style:name="co4" style:family="table-column">
      <style:table-column-properties fo:break-before="auto" style:column-width="2.4902in"/>
    </style:style>
    <style:style style:name="co5" style:family="table-column">
      <style:table-column-properties fo:break-before="auto" style:column-width="1.5508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283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ff00"/>
      <style:text-properties fo:font-weight="bold" style:font-weight-asian="bold" style:font-weight-complex="bold"/>
    </style:style>
    <style:style style:name="ce2" style:family="table-cell" style:parent-style-name="Default">
      <style:text-properties fo:color="#ff420e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ackground-color="#e6ff00"/>
    </style:style>
    <style:style style:name="ce4" style:family="table-cell" style:parent-style-name="Default">
      <style:table-cell-properties fo:background-color="#ffffff"/>
      <style:text-properties fo:color="#ff420e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5" style:family="table-cell" style:parent-style-name="Default">
      <style:text-properties fo:color="#ff420e" style:text-underline-style="solid" style:text-underline-width="auto" style:text-underline-color="font-color"/>
    </style:style>
    <style:style style:name="ce6" style:family="table-cell" style:parent-style-name="Default">
      <style:table-cell-properties fo:background-color="#00dcff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Rol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ministrato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ack Office Manag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ata Approve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ore Manager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3">
          <table:table-cell table:style-name="ce2" office:value-type="string">
            <text:p>Administrator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3" office:value-type="string">
            <text:p>Manage Store</text:p>
          </table:table-cell>
          <table:table-cell office:value-type="string">
            <text:p>Crud Operation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Manage Department</text:p>
          </table:table-cell>
          <table:table-cell office:value-type="string">
            <text:p>manage from Quick Book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>
            <text:p>Field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d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am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Manage User</text:p>
          </table:table-cell>
          <table:table-cell table:style-name="ce5" office:value-type="string">
            <text:p>Field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rud Operati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ssign Role <text:s text:c="16"/>===&gt;</text:p>
          </table:table-cell>
          <table:table-cell table:style-name="ce6" office:value-type="string">
            <text:p>Back Office Manage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election of Multiple Store Role ?</text:p>
          </table:table-cell>
          <table:table-cell table:style-name="ce6" office:value-type="string">
            <text:p>Data Approv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ock User</text:p>
          </table:table-cell>
          <table:table-cell table:style-name="ce6" office:value-type="string">
            <text:p>Store Manag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ange Password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3" office:value-type="string">
            <text:p>Vendors</text:p>
          </table:table-cell>
          <table:table-cell office:value-type="string">
            <text:p>manage from Quick Book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>
            <text:p>Fields</text:p>
          </table:table-cell>
          <table:table-cell office:value-type="string">
            <text:p>From Related Store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d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ame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</table:table-row>
        <table:table-row table:style-name="ro3">
          <table:table-cell table:style-name="ce4" office:value-type="string">
            <text:p>Back Office Manager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Invoice</text:p>
          </table:table-cell>
          <table:table-cell office:value-type="string">
            <text:p>Dashboard</text:p>
          </table:table-cell>
          <table:table-cell office:value-type="string">
            <text:p>TBD ?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>
            <text:p>Create</text:p>
          </table:table-cell>
          <table:table-cell office:value-type="string">
            <text:p>Upload Imag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can Image <text:s text:c="4"/>?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View Imag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elect Store <text:s text:c="4"/></text:p>
          </table:table-cell>
          <table:table-cell office:value-type="string">
            <text:p>From Master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ssign Type <text:s text:c="2"/>? </text:p>
          </table:table-cell>
          <table:table-cell office:value-type="string">
            <text:p>Invoice</text:p>
          </table:table-cell>
          <table:table-cell office:value-type="string">
            <text:p>static or dynamic ?</text:p>
          </table:table-cell>
        </table:table-row>
        <table:table-row table:style-name="ro1">
          <table:table-cell table:number-columns-repeated="3"/>
          <table:table-cell office:value-type="string">
            <text:p>Credit Memo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ssign payment Type </text:p>
          </table:table-cell>
          <table:table-cell office:value-type="string">
            <text:p>Cash</text:p>
          </table:table-cell>
          <table:table-cell office:value-type="string">
            <text:p>static or dynamic ?</text:p>
          </table:table-cell>
        </table:table-row>
        <table:table-row table:style-name="ro2">
          <table:table-cell table:number-columns-repeated="3"/>
          <table:table-cell office:value-type="string">
            <text:p>Cheque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Vendor name</text:p>
          </table:table-cell>
          <table:table-cell office:value-type="string">
            <text:p>comes from related store Quick book ?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Invoice Da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Invoice numb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ssign Department</text:p>
          </table:table-cell>
          <table:table-cell office:value-type="string">
            <text:p>Multipl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mt dept wise <text:s/>?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Total amt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dd/Attach Not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ave</text:p>
          </table:table-cell>
          <table:table-cell office:value-type="string">
            <text:p>Save image 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ave data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send notification to data approver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>
            <text:p>Completed</text:p>
          </table:table-cell>
          <table:table-cell office:value-type="string">
            <text:p>View</text:p>
          </table:table-cell>
          <table:table-cell office:value-type="string">
            <text:p>Status : approved/Pending/Reject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earch</text:p>
          </table:table-cell>
          <table:table-cell office:value-type="string">
            <text:p>with type ahead Functionality <text:s/>?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Edi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elete</text:p>
          </table:table-cell>
          <table:table-cell table:number-columns-repeated="2"/>
        </table:table-row>
        <table:table-row table:style-name="ro1" table:number-rows-repeated="5">
          <table:table-cell table:number-columns-repeated="5"/>
        </table:table-row>
        <table:table-row table:style-name="ro4">
          <table:table-cell table:style-name="ce2" office:value-type="string">
            <text:p>Data Approver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Invoice</text:p>
          </table:table-cell>
          <table:table-cell office:value-type="string">
            <text:p>Dashboar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reate</text:p>
          </table:table-cell>
          <table:table-cell office:value-type="string">
            <text:p>Same As back office manag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end notification to store manager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list of invoices for approval</text:p>
          </table:table-cell>
          <table:table-cell office:value-type="string">
            <text:p>View detail</text:p>
          </table:table-cell>
          <table:table-cell office:value-type="string">
            <text:p>Edit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pprov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ject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f attach new scan image =&gt; approve from store manager==&gt; view statu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pproved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ejected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3">
          <table:table-cell table:style-name="ce2" office:value-type="string">
            <text:p>Store manager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Dashboard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New</text:p>
          </table:table-cell>
          <table:table-cell office:value-type="string">
            <text:p>View detail (for approve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Edit</text:p>
          </table:table-cell>
          <table:table-cell office:value-type="string">
            <text:p>Approv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ject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pproved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ejected</text:p>
          </table:table-cell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3">
          <table:table-cell table:style-name="ce2" office:value-type="string">
            <text:p>Additional features</text:p>
          </table:table-cell>
          <table:table-cell office:value-type="string">
            <text:p>Activity Log ?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atabase backup ?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Load image + scan image ?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lways login/ no session timeout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3">
          <table:table-cell table:style-name="ce2" office:value-type="string">
            <text:p>Report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ash payment</text:p>
          </table:table-cell>
          <table:table-cell office:value-type="string">
            <text:p>date range wise</text:p>
          </table:table-cell>
          <table:table-cell office:value-type="string">
            <text:p>Export to :</text:p>
          </table:table-cell>
          <table:table-cell/>
        </table:table-row>
        <table:table-row table:style-name="ro2">
          <table:table-cell/>
          <table:table-cell office:value-type="string">
            <text:p>cheque payment</text:p>
          </table:table-cell>
          <table:table-cell office:value-type="string">
            <text:p>date range wise</text:p>
          </table:table-cell>
          <table:table-cell office:value-type="string">
            <text:p>Exce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SV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PDF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Quick book IIF <text:s text:c="3"/>?</text:p>
          </table:table-cell>
          <table:table-cell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4">06/04/2018</text:date>, <text:time>11:56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0:07:37.37</meta:creation-date>
    <dc:date>2018-06-04T11:56:16.43</dc:date>
    <meta:editing-duration>PT1H48M26S</meta:editing-duration>
    <meta:editing-cycles>27</meta:editing-cycles>
    <meta:generator>OpenOffice.org/3.4.1$Win32 OpenOffice.org_project/341m1$Build-9593</meta:generator>
    <meta:document-statistic meta:table-count="3" meta:cell-count="105" meta:object-count="0"/>
  </office:meta>
</office:document-meta>
</file>